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108, R109, R220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70" calcext:value-type="float">
            <text:p>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8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0, C1809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810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08, C1811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0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7, C1514, C1812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6, C1813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5, C1210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6])-LEN(SUBSTITUTE([.A46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7])-LEN(SUBSTITUTE([.A4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1905, C2303</text:p>
          </table:table-cell>
          <table:table-cell office:value-type="string" calcext:value-type="string">
            <text:p>1nF</text:p>
          </table:table-cell>
          <table:table-cell table:formula="of:=LEN([.A48])-LEN(SUBSTITUTE([.A4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8, C1307, C1402, C1401, C1404, C1403, C1513, C1512, C1625, C1807, C1806, C1803, C1802, C2003, C2102, C2302</text:p>
          </table:table-cell>
          <table:table-cell office:value-type="string" calcext:value-type="string">
            <text:p>10nF</text:p>
          </table:table-cell>
          <table:table-cell table:formula="of:=LEN([.A49])-LEN(SUBSTITUTE([.A49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7, C208, C202, C209, C210, C211, C212, C214, C308, C309, C440, C453, C434, C416, C459, C452, C401, C402, C404, C409, C413, C417, C420, C424, C428, C431, C403, C405, C410, C414, C418, C421, C425, C429, C432, C435, C406, C411, C415, C419, C422, C426, C430, C433, C436, C438, C502, C501, C601, C701, C902, C1004, C1202, C1206, C1201, C1207, C1301, C1302, C1304, C1310, C1308, C1505, C1522, C1521, C1516, C1612, C1615, C1605, C1620, C1602, C1603, C1604, C1623, C1819, C1814, C1815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1])-LEN(SUBSTITUTE([.A51];&quot;,&quot;;&quot;&quot;))+1" office:value-type="float" office:value="90" calcext:value-type="float">
            <text:p>9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2])-LEN(SUBSTITUTE([.A5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53])-LEN(SUBSTITUTE([.A53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47, C457, C461, C445, C451, C449, C450, C907, C1517, C1515, C1511, C1504, C1523, C1619, C1613, C1703, C1708, C1710, C1808, C1805, C1804, C1801, C1816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54])-LEN(SUBSTITUTE([.A54];&quot;,&quot;;&quot;&quot;))+1" office:value-type="float" office:value="32" calcext:value-type="float">
            <text:p>3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4, C206, C1718, C2002</text:p>
          </table:table-cell>
          <table:table-cell office:value-type="string" calcext:value-type="string">
            <text:p>2.2uF</text:p>
          </table:table-cell>
          <table:table-cell table:formula="of:=LEN([.A55])-LEN(SUBSTITUTE([.A5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, C304, C412, C458, C901, C1309, C1303</text:p>
          </table:table-cell>
          <table:table-cell office:value-type="string" calcext:value-type="string">
            <text:p>4.7uF</text:p>
          </table:table-cell>
          <table:table-cell table:formula="of:=LEN([.A56])-LEN(SUBSTITUTE([.A56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7])-LEN(SUBSTITUTE([.A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213, C201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58])-LEN(SUBSTITUTE([.A58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9])-LEN(SUBSTITUTE([.A59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5, C454, C1503, C1502, C1501, C1817, C1818</text:p>
          </table:table-cell>
          <table:table-cell office:value-type="string" calcext:value-type="string">
            <text:p>220uF</text:p>
          </table:table-cell>
          <table:table-cell table:formula="of:=LEN([.A61])-LEN(SUBSTITUTE([.A61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7])-LEN(SUBSTITUTE([.A6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8])-LEN(SUBSTITUTE([.A6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9])-LEN(SUBSTITUTE([.A69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5])-LEN(SUBSTITUTE([.A7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6])-LEN(SUBSTITUTE([.A76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1])-LEN(SUBSTITUTE([.A81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3])-LEN(SUBSTITUTE([.A8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4])-LEN(SUBSTITUTE([.A84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6])-LEN(SUBSTITUTE([.A8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3])-LEN(SUBSTITUTE([.A9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6786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4])-LEN(SUBSTITUTE([.A10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9])-LEN(SUBSTITUTE([.A10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, AE1502</text:p>
          </table:table-cell>
          <table:table-cell office:value-type="string" calcext:value-type="string">
            <text:p>Antenna</text:p>
          </table:table-cell>
          <table:table-cell table:formula="of:=LEN([.A122])-LEN(SUBSTITUTE([.A12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WAN_ante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LAN+BT_antenna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4])-LEN(SUBSTITUTE([.A12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242PBL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4</text:p>
          </table:table-cell>
          <table:table-cell office:value-type="string" calcext:value-type="string">
            <text:p>Micro_SIM_Car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PCIe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, J1502, J1801, J1802</text:p>
          </table:table-cell>
          <table:table-cell office:value-type="string" calcext:value-type="string">
            <text:p>u.FL</text:p>
          </table:table-cell>
          <table:table-cell table:formula="of:=LEN([.A136])-LEN(SUBSTITUTE([.A13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7])-LEN(SUBSTITUTE([.A13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3])-LEN(SUBSTITUTE([.A14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, CBL1502, CBL1801, CBL1802</text:p>
          </table:table-cell>
          <table:table-cell office:value-type="string" calcext:value-type="string">
            <text:p>Coax_cable_ufl_ufl</text:p>
          </table:table-cell>
          <table:table-cell table:formula="of:=LEN([.A147])-LEN(SUBSTITUTE([.A147];&quot;,&quot;;&quot;&quot;))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4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3])-LEN(SUBSTITUTE([.A153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24, C1519, C1518, C1606, C1608, C1709, C1712, C1715, C2305, C2306, C2307</text:p>
          </table:table-cell>
          <table:table-cell office:value-type="string" calcext:value-type="string">
            <text:p>NC</text:p>
          </table:table-cell>
          <table:table-cell table:formula="of:=LEN([.A154])-LEN(SUBSTITUTE([.A154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1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2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/00/0000</text:date>, <text:time style:data-style-name="N2" text:time-value="13:10:00.199372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3T13:37:23.661029347</dc:date>
    <meta:editing-duration>PT3H50M12S</meta:editing-duration>
    <meta:editing-cycles>98</meta:editing-cycles>
    <meta:generator>LibreOffice/6.0.5.2$Linux_X86_64 LibreOffice_project/00$Build-2</meta:generator>
    <meta:document-statistic meta:table-count="1" meta:cell-count="1428" meta:object-count="0"/>
  </office:meta>
</office:document-meta>
</file>